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text-underline-type="single" style:text-underline-style="solid" style:text-underline-width="auto" style:text-underline-mode="continuous"/>
    </style:style>
    <style:style style:name="T3" style:parent-style-name="Policepardéfaut" style:family="text">
      <style:text-properties style:text-underline-type="single" style:text-underline-style="solid" style:text-underline-width="auto" style:text-underline-mode="continuous"/>
    </style:style>
    <style:style style:name="T4" style:parent-style-name="Policepardéfaut" style:family="text">
      <style:text-properties style:text-underline-type="single" style:text-underline-style="solid" style:text-underline-width="auto" style:text-underline-mode="continuous"/>
    </style:style>
    <style:style style:name="P5" style:parent-style-name="Normal" style:family="paragraph">
      <style:paragraph-properties fo:text-align="center"/>
    </style:style>
    <style:style style:name="P6" style:parent-style-name="Normal" style:family="paragraph">
      <style:paragraph-properties fo:text-align="center"/>
      <style:text-properties style:text-underline-type="single" style:text-underline-style="solid" style:text-underline-width="auto" style:text-underline-mode="continuous"/>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CŒUR Maxence</text:span><text:tab/><text:tab/><text:tab/><text:tab/><text:tab/><text:tab/><text:tab/><text:tab/><text:tab/><text:s text:c="13"/><text:span text:style-name="T3">S1G2.1</text:span></text:p>
      <text:p text:style-name="Normal"><text:span text:style-name="T4">CHALON Mael</text:span><text:tab/><text:tab/></text:p>
      <text:p text:style-name="P5"/>
      <text:p text:style-name="P6">Passion BD devis</text:p>
      <text:p text:style-name="P7">L’objectif de notre évènement est de faire venir<text:s/>2<text:s/>auteurs de bandes dessinées<text:s/>ou manga français afin qu’il rédige chacun une courte histoire sur la ville de Bourg-en-Bresse. Les visiteurs pourront ainsi se mettre dans la peau de l’auteur et découvrir le processus de création d’une bande dessiné/manga.</text:p>
      <text:p text:style-name="P8">Cet évènement ne durera qu’une semaine. Les différents auteurs seraient répartis pendant la semaine avec un planning consultable sur le site internet afin de permettre aux visiteurs de venir en fonction des auteurs présents chaque jour.<text:s/></text:p>
      <text:p text:style-name="Normal"><text:span text:style-name="T9">Afin de rendre l’évènement plus ludique les visiteurs pourront participer à une partie de la réalisation et précommander les différentes œuvres de la semaine seulement en se rendant à l’évènement physique.</text:span></text:p>
      <text:p text:style-name="Normal"><draw:frame draw:z-index="0" draw:id="id0" draw:style-name="a0" draw:name="Object 78" text:anchor-type="as-char" svg:x="0in" svg:y="0in" svg:width="6.49167in" svg:height="2.43333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text-align="justify"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el Chalon</meta:initial-creator>
    <dc:creator>Mael Chalon</dc:creator>
    <meta:creation-date>2022-01-13T08:44:00Z</meta:creation-date>
    <dc:date>2022-01-13T09:46:00Z</dc:date>
    <meta:template xlink:href="Normal.dotm" xlink:type="simple"/>
    <meta:editing-cycles>1</meta:editing-cycles>
    <meta:editing-duration>PT3660S</meta:editing-duration>
    <meta:document-statistic meta:page-count="1" meta:paragraph-count="1" meta:word-count="130" meta:character-count="848" meta:row-count="5" meta:non-whitespace-character-count="719"/>
  </office:meta>
</office:document-meta>
</file>